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92cm" fo:margin-left="-0.095cm" table:align="left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13.282cm"/>
    </style:style>
    <style:style style:name="Tabelle1.1" style:family="table-row">
      <style:table-row-properties style:min-row-height="3.413cm"/>
    </style:style>
    <style:style style:name="Tabelle1.A1" style:family="table-cell">
      <style:table-cell-properties fo:background-color="#cccccc" fo:padding="0.097cm" fo:border="none">
        <style:background-image/>
      </style:table-cell-properties>
    </style:style>
    <style:style style:name="Tabelle1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8pt" officeooo:rsid="000937c6" officeooo:paragraph-rsid="000937c6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officeooo:rsid="000937c6" officeooo:paragraph-rsid="000937c6" style:font-size-asian="10pt" style:font-size-complex="10pt"/>
    </style:style>
    <style:style style:name="P3" style:family="paragraph" style:parent-style-name="Standard">
      <style:text-properties officeooo:rsid="000848ae" officeooo:paragraph-rsid="000848ae"/>
    </style:style>
    <style:style style:name="P4" style:family="paragraph" style:parent-style-name="Standard">
      <style:text-properties officeooo:rsid="000848ae" officeooo:paragraph-rsid="000937c6"/>
    </style:style>
    <style:style style:name="P5" style:family="paragraph" style:parent-style-name="Standard">
      <style:text-properties officeooo:rsid="000848ae" officeooo:paragraph-rsid="0009d67b"/>
    </style:style>
    <style:style style:name="P6" style:family="paragraph" style:parent-style-name="Standard">
      <style:text-properties officeooo:rsid="000848ae" officeooo:paragraph-rsid="000b061c"/>
    </style:style>
    <style:style style:name="P7" style:family="paragraph" style:parent-style-name="Standard">
      <style:text-properties style:font-name="Liberation Sans" fo:font-size="10pt" officeooo:rsid="000848ae" officeooo:paragraph-rsid="000848ae" style:font-size-asian="10pt" style:font-size-complex="10pt"/>
    </style:style>
    <style:style style:name="P8" style:family="paragraph" style:parent-style-name="Standard">
      <style:text-properties style:font-name="Liberation Sans" fo:font-size="10pt" officeooo:rsid="000848ae" officeooo:paragraph-rsid="000937c6" style:font-size-asian="10pt" style:font-size-complex="10pt"/>
    </style:style>
    <style:style style:name="P9" style:family="paragraph" style:parent-style-name="Standard">
      <style:text-properties officeooo:rsid="000afd0f" officeooo:paragraph-rsid="000afd0f"/>
    </style:style>
    <style:style style:name="P10" style:family="paragraph" style:parent-style-name="Title">
      <style:text-properties officeooo:rsid="000afd0f" officeooo:paragraph-rsid="000afd0f"/>
    </style:style>
    <style:style style:name="P11" style:family="paragraph" style:parent-style-name="Table_20_Contents">
      <style:text-properties officeooo:rsid="0009d67b" officeooo:paragraph-rsid="0009d67b"/>
    </style:style>
    <style:style style:name="P12" style:family="paragraph" style:parent-style-name="Table_20_Contents">
      <style:text-properties style:font-name="Liberation Sans" fo:font-size="10pt" officeooo:rsid="0009d67b" officeooo:paragraph-rsid="0009d67b" style:font-size-asian="10pt" style:font-size-complex="10pt"/>
    </style:style>
    <style:style style:name="P13" style:family="paragraph" style:parent-style-name="Standard">
      <style:text-properties fo:font-weight="bold" officeooo:rsid="000848ae" officeooo:paragraph-rsid="000b061c" style:font-weight-asian="bold" style:font-weight-complex="bold"/>
    </style:style>
    <style:style style:name="T1" style:family="text">
      <style:text-properties officeooo:rsid="000afd0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937c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officeooo:rsid="0009d67b"/>
    </style:style>
    <style:style style:name="T7" style:family="text">
      <style:text-properties fo:font-size="12pt" fo:font-weight="normal" officeooo:rsid="000b061c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rminierte Finanzentpflichtung</text:p>
      <text:p text:style-name="P3"/>
      <text:p text:style-name="P4">Die <text:span text:style-name="T4">Stadt Grenchen erklärt sich bereit</text:span>, für den Menschen _______________, <text:line-break/>geboren am ____.____.______ in/<text:span text:style-name="T3">auf</text:span> _________________________________ </text:p>
      <text:p text:style-name="P4">und seine juristischen und natürlichen Entitäten, namentlich:</text:p>
      <text:p text:style-name="P3"/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/>
      <text:p text:style-name="P3">sowie für seine Familienmitglieder und deren natürliche und juristische Entitäten, namentlich:</text:p>
      <text:p text:style-name="P3"/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>__________________________________________</text:p>
      <text:p text:style-name="P3"/>
      <text:p text:style-name="P6"><text:span text:style-name="T4">sämtliche</text:span> Schulden, Forderungen, Mahnungen und anderen <text:span text:style-name="T4">finanziellen Verpflichtungen</text:span>, welche <text:span text:style-name="T4">bis am</text:span> ____.____.______ aufgelaufen sind;</text:p>
      <text:p text:style-name="P6"/>
      <text:p text:style-name="P13">zu übernehmen und zu tilgen oder anderswie aus der Welt zu schaffen.<text:line-break/></text:p>
      <text:p text:style-name="P6"><text:span text:style-name="T7">Voraussichtlich ist es ein Betrag von c.a.: _________________________________________ CHF</text:span><text:span text:style-name="T4"><text:line-break/></text:span></text:p>
      <text:p text:style-name="P8">Dieser Dienst ist kostenlos und spezifisch.</text:p>
      <text:p text:style-name="P8">Eine Anmeldung dazu ist nicht möglich, sondern wird von den Behörden selbst vergeben.</text:p>
      <text:p text:style-name="P3"/>
      <text:p text:style-name="P7"><text:span text:style-name="T6">Stempel/Siegel:</text:span><text:tab/><text:tab/><text:tab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P12"><text:span text:style-name="T1">Befugte</text:span> Person in der Verwaltung<text:line-break/></text:p>
            <text:p text:style-name="P11"><text:span text:style-name="T5">Name in Blockschrift: <text:s/></text:span>_____________________________________________</text:p>
            <text:p text:style-name="P11"/>
            <text:p text:style-name="P11"><text:span text:style-name="T5">Unterschrift:</text:span> ____________________________________________________<text:line-break/><text:line-break/><text:span text:style-name="T5">Funktion: </text:span>______________________________________________________</text:p>
          </table:table-cell>
        </table:table-row>
      </table:table>
      <text:p text:style-name="P5"/>
      <text:p text:style-name="P9">Grenchen, den ____.____.20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8pt" officeooo:rsid="000937c6" officeooo:paragraph-rsid="000937c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officeooo:rsid="000937c6" officeooo:paragraph-rsid="000937c6" style:font-size-asian="10pt" style:font-size-complex="10pt"/>
    </style:style>
    <style:style style:name="MT1" style:family="text">
      <style:text-properties officeooo:rsid="000afd0f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dt Grenchen Bezirk Lebern Kanton Solothurn <text:span text:style-name="MT1">CH-Switzerland</text:span></text:p>
        <text:p text:style-name="MP2"><text:span text:style-name="MT2">bj / 10.Feb.2019 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8:37:36.187000000</meta:creation-date>
    <dc:date>2019-02-10T09:40:14.217000000</dc:date>
    <meta:editing-duration>PT13M7S</meta:editing-duration>
    <meta:editing-cycles>4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34" meta:word-count="134" meta:character-count="1865" meta:non-whitespace-character-count="1753"/>
  </office:meta>
</office:document-meta>
</file>